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redit-g" table:style-name="ta1">
        <table:shapes>
          <draw:frame draw:z-index="0" draw:style-name="gr1" draw:text-style-name="P1" svg:width="6.2988in" svg:height="3.5429in" svg:x="5.3728in" svg:y="1.2835in">
            <draw:object draw:notify-on-update-of-ranges="'credit-g'.A2:'credit-g'.A6 'credit-g'.B2:'credit-g'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lasificadores</text:p>
          </table:table-cell>
          <table:table-cell table:style-name="Default" office:value-type="string" calcext:value-type="string">
            <text:p>%acierto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table:style-name="Default"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73.9" calcext:value-type="float">
            <text:p>73.9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75.1" calcext:value-type="float">
            <text:p>75.1</text:p>
          </table:table-cell>
        </table:table-row>
        <table:table-row table:style-name="ro1">
          <table:table-cell office:value-type="string" calcext:value-type="string">
            <text:p>Logistic</text:p>
          </table:table-cell>
          <table:table-cell office:value-type="float" office:value="74.8" calcext:value-type="float">
            <text:p>74.8</text:p>
          </table:table-cell>
        </table:table-row>
        <table:table-row table:style-name="ro1">
          <table:table-cell office:value-type="string" calcext:value-type="string">
            <text:p>Ensemble</text:p>
          </table:table-cell>
          <table:table-cell office:value-type="float" office:value="75.9" calcext:value-type="float">
            <text:p>75.9</text:p>
          </table:table-cell>
        </table:table-row>
      </table:table>
      <table:table table:name="breast-cancer" table:style-name="ta1">
        <table:shapes>
          <draw:frame draw:z-index="0" draw:style-name="gr1" draw:text-style-name="P1" svg:width="6.2988in" svg:height="3.5429in" svg:x="5.3728in" svg:y="1.2835in">
            <draw:object draw:notify-on-update-of-ranges="'breast-cancer'.A1:'breast-cancer'.A5 'breast-cancer'.B1:'breast-cancer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ceptron</text:p>
          </table:table-cell>
          <table:table-cell office:value-type="float" office:value="65.034965034965" calcext:value-type="float">
            <text:p>65.034965035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75.5244755244755" calcext:value-type="float">
            <text:p>75.5244755245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72.7272727272727" calcext:value-type="float">
            <text:p>72.7272727273</text:p>
          </table:table-cell>
        </table:table-row>
        <table:table-row table:style-name="ro1">
          <table:table-cell office:value-type="string" calcext:value-type="string">
            <text:p>Logistic</text:p>
          </table:table-cell>
          <table:table-cell office:value-type="float" office:value="67.4825174825175" calcext:value-type="float">
            <text:p>67.4825174825</text:p>
          </table:table-cell>
        </table:table-row>
        <table:table-row table:style-name="ro1">
          <table:table-cell office:value-type="string" calcext:value-type="string">
            <text:p>Ensemble</text:p>
          </table:table-cell>
          <table:table-cell office:value-type="float" office:value="92.2" calcext:value-type="float">
            <text:p>92.2</text:p>
          </table:table-cell>
        </table:table-row>
      </table:table>
      <table:table table:name="glass" table:style-name="ta1">
        <table:shapes>
          <draw:frame draw:z-index="0" draw:style-name="gr1" draw:text-style-name="P1" svg:width="6.2988in" svg:height="3.5429in" svg:x="5.3728in" svg:y="1.2835in">
            <draw:object draw:notify-on-update-of-ranges="glass.A1:glass.A5 glass.B1:glass.B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ceptron</text:p>
          </table:table-cell>
          <table:table-cell office:value-type="float" office:value="63.5514018691589" calcext:value-type="float">
            <text:p>63.5514018692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65.4205607476636" calcext:value-type="float">
            <text:p>65.4205607477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50.9345794392523" calcext:value-type="float">
            <text:p>50.9345794393</text:p>
          </table:table-cell>
        </table:table-row>
        <table:table-row table:style-name="ro1">
          <table:table-cell office:value-type="string" calcext:value-type="string">
            <text:p>Logistic</text:p>
          </table:table-cell>
          <table:table-cell office:value-type="float" office:value="62.6168224299065" calcext:value-type="float">
            <text:p>62.6168224299</text:p>
          </table:table-cell>
        </table:table-row>
        <table:table-row table:style-name="ro1">
          <table:table-cell office:value-type="string" calcext:value-type="string">
            <text:p>Ensemble</text:p>
          </table:table-cell>
          <table:table-cell office:value-type="float" office:value="92.5" calcext:value-type="float">
            <text:p>92.5</text:p>
          </table:table-cell>
        </table:table-row>
      </table:table>
      <table:table table:name="segment-test" table:style-name="ta1">
        <table:shapes>
          <draw:frame draw:z-index="0" draw:style-name="gr1" draw:text-style-name="P1" svg:width="6.2988in" svg:height="3.5429in" svg:x="5.3728in" svg:y="0.5724in">
            <draw:object draw:notify-on-update-of-ranges="'segment-test'.A1:'segment-test'.A5 'segment-test'.B1:'segment-test'.B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ceptron</text:p>
          </table:table-cell>
          <table:table-cell office:value-type="float" office:value="93.3333333333333" calcext:value-type="float">
            <text:p>93.3333333333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92.3456790123457" calcext:value-type="float">
            <text:p>92.3456790123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86.4197530864198" calcext:value-type="float">
            <text:p>86.4197530864</text:p>
          </table:table-cell>
        </table:table-row>
        <table:table-row table:style-name="ro1">
          <table:table-cell office:value-type="string" calcext:value-type="string">
            <text:p>Logistic</text:p>
          </table:table-cell>
          <table:table-cell office:value-type="float" office:value="93.3333333333333" calcext:value-type="float">
            <text:p>93.3333333333</text:p>
          </table:table-cell>
        </table:table-row>
        <table:table-row table:style-name="ro1">
          <table:table-cell office:value-type="string" calcext:value-type="string">
            <text:p>Ensemble</text:p>
          </table:table-cell>
          <table:table-cell office:value-type="float" office:value="95.4" calcext:value-type="float">
            <text:p>95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 style:data-style-name="N2" text:time-value="14:36:06.681192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00:11:04.524485741</meta:creation-date>
    <dc:date>2014-12-13T14:44:40.546982442</dc:date>
    <meta:editing-duration>PT7M57S</meta:editing-duration>
    <meta:editing-cycles>4</meta:editing-cycles>
    <meta:generator>LibreOffice/4.2.5.2$Linux_x86 LibreOffice_project/420m0$Build-2</meta:generator>
    <meta:document-statistic meta:table-count="4" meta:cell-count="4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23cm" svg:y="0.315cm" chart:style-name="ch2">
          <text:p>Clasificadores vs Ensemble</text:p>
        </chart:title>
        <chart:subtitle svg:x="5.979cm" svg:y="1.296cm" chart:style-name="ch3">
          <text:p>sobre conjunto credit-g</text:p>
        </chart:subtitle>
        <chart:plot-area chart:style-name="ch4" table:cell-range-address="'credit-g'.A2:'credit-g'.B6" chart:data-source-has-labels="column" svg:x="1.328cm" svg:y="2.335cm" svg:width="14.032cm" svg:height="5.507cm">
          <chartooo:coordinate-region svg:x="1.946cm" svg:y="2.532cm" svg:width="13.414cm" svg:height="4.667cm"/>
          <chart:axis chart:dimension="x" chart:name="primary-x" chart:style-name="ch5" chartooo:axis-type="auto">
            <chartooo:date-scale/>
            <chart:title svg:x="7.266cm" svg:y="8.023cm" chart:style-name="ch6">
              <text:p>Clasificadores</text:p>
            </chart:title>
            <chart:categories table:cell-range-address="'credit-g'.A2:'credit-g'.A6"/>
          </chart:axis>
          <chart:axis chart:dimension="y" chart:name="primary-y" chart:style-name="ch7">
            <chart:title svg:x="0.451cm" svg:y="5.813cm" chart:style-name="ch8">
              <text:p>% acierto</text:p>
            </chart:title>
            <chart:grid chart:style-name="ch9" chart:class="major"/>
          </chart:axis>
          <chart:series chart:style-name="ch10" chart:values-cell-range-address="'credit-g'.B2:'credit-g'.B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  <draw:g>
                  <svg:desc>'credit-g'.A2:'credit-g'.A6</svg:desc>
                </draw:g>
              </table:table-cell>
              <table:table-cell office:value-type="float" office:value="71.9">
                <text:p>71.9</text:p>
                <draw:g>
                  <svg:desc>'credit-g'.B2:'credit-g'.B6</svg:desc>
                </draw:g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75.9">
                <text:p>75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23cm" svg:y="0.315cm" chart:style-name="ch2">
          <text:p>Clasificadores vs Ensemble</text:p>
        </chart:title>
        <chart:subtitle svg:x="5.429cm" svg:y="1.296cm" chart:style-name="ch3">
          <text:p>sobre conjunto breast-cancer</text:p>
        </chart:subtitle>
        <chart:plot-area chart:style-name="ch4" table:cell-range-address="'breast-cancer'.A1:'breast-cancer'.B5" chart:data-source-has-labels="column" svg:x="1.328cm" svg:y="2.335cm" svg:width="14.032cm" svg:height="5.507cm">
          <chartooo:coordinate-region svg:x="2.129cm" svg:y="2.533cm" svg:width="13.231cm" svg:height="4.666cm"/>
          <chart:axis chart:dimension="x" chart:name="primary-x" chart:style-name="ch5" chartooo:axis-type="auto">
            <chartooo:date-scale/>
            <chart:title svg:x="7.266cm" svg:y="8.023cm" chart:style-name="ch6">
              <text:p>Clasificadores</text:p>
            </chart:title>
            <chart:categories table:cell-range-address="'breast-cancer'.A1:'breast-cancer'.A5"/>
          </chart:axis>
          <chart:axis chart:dimension="y" chart:name="primary-y" chart:style-name="ch7">
            <chart:title svg:x="0.451cm" svg:y="5.813cm" chart:style-name="ch8">
              <text:p>% acierto</text:p>
            </chart:title>
            <chart:grid chart:style-name="ch9" chart:class="major"/>
          </chart:axis>
          <chart:series chart:style-name="ch10" chart:values-cell-range-address="'breast-cancer'.B1:'breast-cancer'.B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  <draw:g>
                  <svg:desc>'breast-cancer'.A1:'breast-cancer'.A5</svg:desc>
                </draw:g>
              </table:table-cell>
              <table:table-cell office:value-type="float" office:value="65.034965034965">
                <text:p>65.034965034965</text:p>
                <draw:g>
                  <svg:desc>'breast-cancer'.B1:'breast-cancer'.B5</svg:desc>
                </draw:g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75.5244755244755">
                <text:p>75.5244755244755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72.7272727272727">
                <text:p>72.7272727272727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67.4825174825175">
                <text:p>67.4825174825175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2.2">
                <text:p>92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23cm" svg:y="0.315cm" chart:style-name="ch2">
          <text:p>Clasificadores vs Ensemble</text:p>
        </chart:title>
        <chart:subtitle svg:x="6.162cm" svg:y="1.296cm" chart:style-name="ch3">
          <text:p>sobre conjunto glass</text:p>
        </chart:subtitle>
        <chart:plot-area chart:style-name="ch4" table:cell-range-address="glass.A1:glass.B5" chart:data-source-has-labels="column" svg:x="1.328cm" svg:y="2.335cm" svg:width="14.032cm" svg:height="5.507cm">
          <chartooo:coordinate-region svg:x="2.129cm" svg:y="2.533cm" svg:width="13.231cm" svg:height="4.666cm"/>
          <chart:axis chart:dimension="x" chart:name="primary-x" chart:style-name="ch5" chartooo:axis-type="auto">
            <chartooo:date-scale/>
            <chart:title svg:x="7.266cm" svg:y="8.023cm" chart:style-name="ch6">
              <text:p>Clasificadores</text:p>
            </chart:title>
            <chart:categories table:cell-range-address="glass.A1:glass.A5"/>
          </chart:axis>
          <chart:axis chart:dimension="y" chart:name="primary-y" chart:style-name="ch7">
            <chart:title svg:x="0.451cm" svg:y="5.813cm" chart:style-name="ch8">
              <text:p>% acierto</text:p>
            </chart:title>
            <chart:grid chart:style-name="ch9" chart:class="major"/>
          </chart:axis>
          <chart:series chart:style-name="ch10" chart:values-cell-range-address="glass.B1:glass.B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  <draw:g>
                  <svg:desc>glass.A1:glass.A5</svg:desc>
                </draw:g>
              </table:table-cell>
              <table:table-cell office:value-type="float" office:value="63.5514018691589">
                <text:p>63.5514018691589</text:p>
                <draw:g>
                  <svg:desc>glass.B1:glass.B5</svg:desc>
                </draw:g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65.4205607476636">
                <text:p>65.4205607476636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50.9345794392523">
                <text:p>50.9345794392523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62.6168224299065">
                <text:p>62.6168224299065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2.5">
                <text:p>92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23cm" svg:y="0.315cm" chart:style-name="ch2">
          <text:p>Clasificadores vs Ensemble</text:p>
        </chart:title>
        <chart:subtitle svg:x="5.494cm" svg:y="1.296cm" chart:style-name="ch3">
          <text:p>sobre conjunto segment-test</text:p>
        </chart:subtitle>
        <chart:plot-area chart:style-name="ch4" table:cell-range-address="'segment-test'.A1:'segment-test'.B5" chart:data-source-has-labels="column" svg:x="1.328cm" svg:y="2.335cm" svg:width="14.032cm" svg:height="5.507cm">
          <chartooo:coordinate-region svg:x="1.946cm" svg:y="2.532cm" svg:width="13.414cm" svg:height="4.667cm"/>
          <chart:axis chart:dimension="x" chart:name="primary-x" chart:style-name="ch5" chartooo:axis-type="auto">
            <chartooo:date-scale/>
            <chart:title svg:x="7.266cm" svg:y="8.023cm" chart:style-name="ch6">
              <text:p>Clasificadores</text:p>
            </chart:title>
            <chart:categories table:cell-range-address="'segment-test'.A1:'segment-test'.A5"/>
          </chart:axis>
          <chart:axis chart:dimension="y" chart:name="primary-y" chart:style-name="ch7">
            <chart:title svg:x="0.451cm" svg:y="5.813cm" chart:style-name="ch8">
              <text:p>% acierto</text:p>
            </chart:title>
            <chart:grid chart:style-name="ch9" chart:class="major"/>
          </chart:axis>
          <chart:series chart:style-name="ch10" chart:values-cell-range-address="'segment-test'.B1:'segment-test'.B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  <draw:g>
                  <svg:desc>'segment-test'.A1:'segment-test'.A5</svg:desc>
                </draw:g>
              </table:table-cell>
              <table:table-cell office:value-type="float" office:value="93.3333333333333">
                <text:p>93.3333333333333</text:p>
                <draw:g>
                  <svg:desc>'segment-test'.B1:'segment-test'.B5</svg:desc>
                </draw:g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92.3456790123457">
                <text:p>92.3456790123457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86.4197530864198">
                <text:p>86.4197530864198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5.4">
                <text:p>95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